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.34mm" svg:y="82.91mm">
            <loext:p draw:notify-on-update-of-ranges="Sheet1.A3:Sheet1.A13 Sheet1.B2:Sheet1.B2 Sheet1.B3:Sheet1.B13 Sheet1.E2:Sheet1.E2 Sheet1.E3:Sheet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 set</text:p>
          </table:table-cell>
          <table:table-cell office:value-type="string" calcext:value-type="string">
            <text:p>Falliti</text:p>
          </table:table-cell>
          <table:table-cell table:number-columns-repeated="2"/>
          <table:table-cell office:value-type="string" calcext:value-type="string">
            <text:p>Sani</text:p>
          </table:table-cell>
        </table:table-row>
        <table:table-row table:style-name="ro1">
          <table:table-cell office:value-type="string" calcext:value-type="string">
            <text:p>LOAD&amp;UNL_0</text:p>
          </table:table-cell>
          <table:table-cell office:value-type="float" office:value="0.855514479359211" calcext:value-type="float">
            <text:p>0,855514479359211</text:p>
          </table:table-cell>
          <table:table-cell/>
          <table:table-cell office:value-type="string" calcext:value-type="string">
            <text:p>[[LOAD&amp;UNL_0</text:p>
          </table:table-cell>
          <table:table-cell office:value-type="float" office:value="0.969343144975154" calcext:value-type="float">
            <text:p>0,969343144975154</text:p>
          </table:table-cell>
        </table:table-row>
        <table:table-row table:style-name="ro1">
          <table:table-cell office:value-type="string" calcext:value-type="string">
            <text:p>S&amp;S_0</text:p>
          </table:table-cell>
          <table:table-cell office:value-type="float" office:value="0.826863832409119" calcext:value-type="float">
            <text:p>0,826863832409119</text:p>
          </table:table-cell>
          <table:table-cell/>
          <table:table-cell office:value-type="string" calcext:value-type="string">
            <text:p>[[S&amp;S_0</text:p>
          </table:table-cell>
          <table:table-cell office:value-type="float" office:value="0.957924892062889" calcext:value-type="float">
            <text:p>0,957924892062889</text:p>
          </table:table-cell>
        </table:table-row>
        <table:table-row table:style-name="ro1">
          <table:table-cell office:value-type="string" calcext:value-type="string">
            <text:p>S&amp;S_0, LOAD&amp;UNL_0</text:p>
          </table:table-cell>
          <table:table-cell office:value-type="float" office:value="0.773875539125077" calcext:value-type="float">
            <text:p>0,773875539125077</text:p>
          </table:table-cell>
          <table:table-cell/>
          <table:table-cell office:value-type="string" calcext:value-type="string">
            <text:p>[[S&amp;S_0, LOAD&amp;UNL_0</text:p>
          </table:table-cell>
          <table:table-cell office:value-type="float" office:value="0.933730686724414" calcext:value-type="float">
            <text:p>0,933730686724414</text:p>
          </table:table-cell>
        </table:table-row>
        <table:table-row table:style-name="ro1">
          <table:table-cell office:value-type="string" calcext:value-type="string">
            <text:p>POWER-CYCL_0</text:p>
          </table:table-cell>
          <table:table-cell office:value-type="float" office:value="0.695009242144177" calcext:value-type="float">
            <text:p>0,695009242144177</text:p>
          </table:table-cell>
          <table:table-cell/>
          <table:table-cell office:value-type="string" calcext:value-type="string">
            <text:p>[[POWER-CYCL_0</text:p>
          </table:table-cell>
          <table:table-cell office:value-type="float" office:value="0.846797186846607" calcext:value-type="float">
            <text:p>0,846797186846607</text:p>
          </table:table-cell>
        </table:table-row>
        <table:table-row table:style-name="ro1">
          <table:table-cell office:value-type="string" calcext:value-type="string">
            <text:p>POWER-CYCL_0, S&amp;S_0</text:p>
          </table:table-cell>
          <table:table-cell office:value-type="float" office:value="0.690080098582871" calcext:value-type="float">
            <text:p>0,690080098582871</text:p>
          </table:table-cell>
          <table:table-cell/>
          <table:table-cell office:value-type="string" calcext:value-type="string">
            <text:p>[[POWER-CYCL_0, S&amp;S_0</text:p>
          </table:table-cell>
          <table:table-cell office:value-type="float" office:value="0.844299019740951" calcext:value-type="float">
            <text:p>0,844299019740951</text:p>
          </table:table-cell>
        </table:table-row>
        <table:table-row table:style-name="ro1">
          <table:table-cell office:value-type="string" calcext:value-type="string">
            <text:p>POWER-CYCL_0, LOAD&amp;UNL_0</text:p>
          </table:table-cell>
          <table:table-cell office:value-type="float" office:value="0.662969808995687" calcext:value-type="float">
            <text:p>0,662969808995687</text:p>
          </table:table-cell>
          <table:table-cell/>
          <table:table-cell office:value-type="string" calcext:value-type="string">
            <text:p>[[POWER-CYCL_0, LOAD&amp;UNL_0</text:p>
          </table:table-cell>
          <table:table-cell office:value-type="float" office:value="0.827545007738887" calcext:value-type="float">
            <text:p>0,827545007738887</text:p>
          </table:table-cell>
        </table:table-row>
        <table:table-row table:style-name="ro1">
          <table:table-cell office:value-type="string" calcext:value-type="string">
            <text:p>POWER-CYCL_0, S&amp;S_0, LOAD&amp;UNL_0</text:p>
          </table:table-cell>
          <table:table-cell office:value-type="float" office:value="0.658964879852126" calcext:value-type="float">
            <text:p>0,658964879852126</text:p>
          </table:table-cell>
          <table:table-cell/>
          <table:table-cell office:value-type="string" calcext:value-type="string">
            <text:p>[[POWER-CYCL_0, S&amp;S_0, LOAD&amp;UNL_0</text:p>
          </table:table-cell>
          <table:table-cell office:value-type="float" office:value="0.825888614331876" calcext:value-type="float">
            <text:p>0,825888614331876</text:p>
          </table:table-cell>
        </table:table-row>
        <table:table-row table:style-name="ro1">
          <table:table-cell office:value-type="string" calcext:value-type="string">
            <text:p>RETRACT_0</text:p>
          </table:table-cell>
          <table:table-cell office:value-type="float" office:value="0.528342575477511" calcext:value-type="float">
            <text:p>0,528342575477511</text:p>
          </table:table-cell>
          <table:table-cell/>
          <table:table-cell office:value-type="string" calcext:value-type="string">
            <text:p>[[RETRACT_0</text:p>
          </table:table-cell>
          <table:table-cell office:value-type="float" office:value="0.563581068237978" calcext:value-type="float">
            <text:p>0,563581068237978</text:p>
          </table:table-cell>
        </table:table-row>
        <table:table-row table:style-name="ro1">
          <table:table-cell office:value-type="string" calcext:value-type="string">
            <text:p>RETRACT_0, S&amp;S_0</text:p>
          </table:table-cell>
          <table:table-cell office:value-type="float" office:value="0.434688847812693" calcext:value-type="float">
            <text:p>0,434688847812693</text:p>
          </table:table-cell>
          <table:table-cell/>
          <table:table-cell office:value-type="string" calcext:value-type="string">
            <text:p>[[RETRACT_0, S&amp;S_0</text:p>
          </table:table-cell>
          <table:table-cell office:value-type="float" office:value="0.530032313248432" calcext:value-type="float">
            <text:p>0,530032313248432</text:p>
          </table:table-cell>
        </table:table-row>
        <table:table-row table:style-name="ro1">
          <table:table-cell office:value-type="string" calcext:value-type="string">
            <text:p>RETRACT_0, S&amp;S_0, LOAD&amp;UNL_0</text:p>
          </table:table-cell>
          <table:table-cell office:value-type="float" office:value="0.408502772643253" calcext:value-type="float">
            <text:p>0,408502772643253</text:p>
          </table:table-cell>
          <table:table-cell/>
          <table:table-cell office:value-type="string" calcext:value-type="string">
            <text:p>[[RETRACT_0, S&amp;S_0, LOAD&amp;UNL_0</text:p>
          </table:table-cell>
          <table:table-cell office:value-type="float" office:value="0.521926847150189" calcext:value-type="float">
            <text:p>0,521926847150189</text:p>
          </table:table-cell>
        </table:table-row>
        <table:table-row table:style-name="ro1">
          <table:table-cell office:value-type="string" calcext:value-type="string">
            <text:p>RETRACT_0, LOAD&amp;UNL_0</text:p>
          </table:table-cell>
          <table:table-cell office:value-type="float" office:value="0.466728280961183" calcext:value-type="float">
            <text:p>0,466728280961183</text:p>
          </table:table-cell>
          <table:table-cell/>
          <table:table-cell office:value-type="string" calcext:value-type="string">
            <text:p>[[RETRACT_0, LOAD&amp;UNL_0</text:p>
          </table:table-cell>
          <table:table-cell office:value-type="float" office:value="0.550655768865235" calcext:value-type="float">
            <text:p>0,55065576886523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[[RETRACT_0, POWER-CYCL_0, LOAD&amp;UNL_0</text:p>
          </table:table-cell>
          <table:table-cell office:value-type="float" office:value="0.440790724196921" calcext:value-type="float">
            <text:p>0,440790724196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[RETRACT_0, POWER-CYCL_0</text:p>
          </table:table-cell>
          <table:table-cell office:value-type="float" office:value="0.446180791267277" calcext:value-type="float">
            <text:p>0,446180791267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[RETRACT_0, POWER-CYCL_0, S&amp;S_0</text:p>
          </table:table-cell>
          <table:table-cell office:value-type="float" office:value="0.444076357020664" calcext:value-type="float">
            <text:p>0,444076357020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[RETRACT_0, POWER-CYCL_0, S&amp;S_0, LOAD&amp;UNL_0</text:p>
          </table:table-cell>
          <table:table-cell office:value-type="float" office:value="0.439419447687838" calcext:value-type="float">
            <text:p>0,4394194476878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[[R_ERR_0</text:p>
          </table:table-cell>
          <table:table-cell office:value-type="float" office:value="0.430067775723968" calcext:value-type="float">
            <text:p>0,430067775723968</text:p>
          </table:table-cell>
        </table:table-row>
      </table:table>
      <table:named-expressions/>
      <table:database-ranges>
        <table:database-range table:name="__Anonymous_Sheet_DB__0" table:target-range-address="Sheet1.A3:Sheet1.E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21:12:23.05314837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5:52:18.319150878</meta:creation-date>
    <dc:date>2017-05-22T21:15:56.979496662</dc:date>
    <meta:editing-duration>PT12M41S</meta:editing-duration>
    <meta:editing-cycles>2</meta:editing-cycles>
    <meta:generator>LibreOffice/5.3.3.2$Linux_X86_64 LibreOffice_project/3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3.925cm" svg:y="7.491cm" style:legend-expansion="custom" chartooo:width="2.074cm" chartooo:height="1.508cm" style:legend-expansion-aspect-ratio="1.37533156498674" chart:style-name="ch2"/>
        <chart:plot-area chart:style-name="ch3" table:cell-range-address="Sheet1.A3:Sheet1.B13 Sheet1.A2:Sheet1.B2 Sheet1.E2:Sheet1.E13" chart:data-source-has-labels="both" svg:x="0.433cm" svg:y="0.005cm" svg:width="15.087cm" svg:height="7.74cm">
          <chartooo:coordinate-region svg:x="1.471cm" svg:y="0.178cm" svg:width="14.049cm" svg:height="2.566cm"/>
          <chart:axis chart:dimension="x" chart:name="primary-x" chart:style-name="ch4" chartooo:axis-type="auto">
            <chartooo:date-scale/>
            <chart:title svg:x="7.125cm" svg:y="7.925cm" chart:style-name="ch5">
              <text:p>X Axis Title</text:p>
            </chart:title>
            <chart:categories table:cell-range-address="Sheet1.A3:Sheet1.A13"/>
          </chart:axis>
          <chart:axis chart:dimension="y" chart:name="primary-y" chart:style-name="ch6">
            <chart:title svg:x="0.064cm" svg:y="1.695cm" chart:style-name="ch7">
              <text:p>%</text:p>
            </chart:title>
            <chart:grid chart:style-name="ch8" chart:class="major"/>
          </chart:axis>
          <chart:series chart:style-name="ch9" chart:values-cell-range-address="Sheet1.B3:Sheet1.B13" chart:label-cell-address="Sheet1.B2:Sheet1.B2" chart:class="chart:bar">
            <chart:data-point chart:repeated="11"/>
          </chart:series>
          <chart:series chart:style-name="ch10" chart:values-cell-range-address="Sheet1.E3:Sheet1.E13" chart:label-cell-address="Sheet1.E2:Sheet1.E2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liti</text:p>
                <draw:g>
                  <svg:desc>Sheet1.B2:Sheet1.B2</svg:desc>
                </draw:g>
              </table:table-cell>
              <table:table-cell office:value-type="string">
                <text:p>Sani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AD&amp;UNL_0</text:p>
                <draw:g>
                  <svg:desc>Sheet1.A3:Sheet1.A13</svg:desc>
                </draw:g>
              </table:table-cell>
              <table:table-cell office:value-type="float" office:value="0.855514479359211">
                <text:p>0.855514479359211</text:p>
                <draw:g>
                  <svg:desc>Sheet1.B3:Sheet1.B13</svg:desc>
                </draw:g>
              </table:table-cell>
              <table:table-cell office:value-type="float" office:value="0.969343144975154">
                <text:p>0.969343144975154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S&amp;S_0</text:p>
              </table:table-cell>
              <table:table-cell office:value-type="float" office:value="0.826863832409119">
                <text:p>0.826863832409119</text:p>
              </table:table-cell>
              <table:table-cell office:value-type="float" office:value="0.957924892062889">
                <text:p>0.957924892062889</text:p>
              </table:table-cell>
            </table:table-row>
            <table:table-row>
              <table:table-cell office:value-type="string">
                <text:p>S&amp;S_0, LOAD&amp;UNL_0</text:p>
              </table:table-cell>
              <table:table-cell office:value-type="float" office:value="0.773875539125077">
                <text:p>0.773875539125077</text:p>
              </table:table-cell>
              <table:table-cell office:value-type="float" office:value="0.933730686724414">
                <text:p>0.933730686724414</text:p>
              </table:table-cell>
            </table:table-row>
            <table:table-row>
              <table:table-cell office:value-type="string">
                <text:p>POWER-CYCL_0</text:p>
              </table:table-cell>
              <table:table-cell office:value-type="float" office:value="0.695009242144177">
                <text:p>0.695009242144177</text:p>
              </table:table-cell>
              <table:table-cell office:value-type="float" office:value="0.846797186846607">
                <text:p>0.846797186846607</text:p>
              </table:table-cell>
            </table:table-row>
            <table:table-row>
              <table:table-cell office:value-type="string">
                <text:p>POWER-CYCL_0, S&amp;S_0</text:p>
              </table:table-cell>
              <table:table-cell office:value-type="float" office:value="0.690080098582871">
                <text:p>0.690080098582871</text:p>
              </table:table-cell>
              <table:table-cell office:value-type="float" office:value="0.844299019740951">
                <text:p>0.844299019740951</text:p>
              </table:table-cell>
            </table:table-row>
            <table:table-row>
              <table:table-cell office:value-type="string">
                <text:p>POWER-CYCL_0, LOAD&amp;UNL_0</text:p>
              </table:table-cell>
              <table:table-cell office:value-type="float" office:value="0.662969808995687">
                <text:p>0.662969808995687</text:p>
              </table:table-cell>
              <table:table-cell office:value-type="float" office:value="0.827545007738887">
                <text:p>0.827545007738887</text:p>
              </table:table-cell>
            </table:table-row>
            <table:table-row>
              <table:table-cell office:value-type="string">
                <text:p>POWER-CYCL_0, S&amp;S_0, LOAD&amp;UNL_0</text:p>
              </table:table-cell>
              <table:table-cell office:value-type="float" office:value="0.658964879852126">
                <text:p>0.658964879852126</text:p>
              </table:table-cell>
              <table:table-cell office:value-type="float" office:value="0.825888614331876">
                <text:p>0.825888614331876</text:p>
              </table:table-cell>
            </table:table-row>
            <table:table-row>
              <table:table-cell office:value-type="string">
                <text:p>RETRACT_0</text:p>
              </table:table-cell>
              <table:table-cell office:value-type="float" office:value="0.528342575477511">
                <text:p>0.528342575477511</text:p>
              </table:table-cell>
              <table:table-cell office:value-type="float" office:value="0.563581068237978">
                <text:p>0.563581068237978</text:p>
              </table:table-cell>
            </table:table-row>
            <table:table-row>
              <table:table-cell office:value-type="string">
                <text:p>RETRACT_0, S&amp;S_0</text:p>
              </table:table-cell>
              <table:table-cell office:value-type="float" office:value="0.434688847812693">
                <text:p>0.434688847812693</text:p>
              </table:table-cell>
              <table:table-cell office:value-type="float" office:value="0.530032313248432">
                <text:p>0.530032313248432</text:p>
              </table:table-cell>
            </table:table-row>
            <table:table-row>
              <table:table-cell office:value-type="string">
                <text:p>RETRACT_0, S&amp;S_0, LOAD&amp;UNL_0</text:p>
              </table:table-cell>
              <table:table-cell office:value-type="float" office:value="0.408502772643253">
                <text:p>0.408502772643253</text:p>
              </table:table-cell>
              <table:table-cell office:value-type="float" office:value="0.521926847150189">
                <text:p>0.521926847150189</text:p>
              </table:table-cell>
            </table:table-row>
            <table:table-row>
              <table:table-cell office:value-type="string">
                <text:p>RETRACT_0, LOAD&amp;UNL_0</text:p>
              </table:table-cell>
              <table:table-cell office:value-type="float" office:value="0.466728280961183">
                <text:p>0.466728280961183</text:p>
              </table:table-cell>
              <table:table-cell office:value-type="float" office:value="0.550655768865235">
                <text:p>0.550655768865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